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4.B1" style:family="table-cell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6" style:family="table">
      <style:table-properties style:width="6.6924in" table:align="margins"/>
    </style:style>
    <style:style style:name="Таблица16.A" style:family="table-column">
      <style:table-column-properties style:column-width="1.2257in" style:rel-column-width="12002*"/>
    </style:style>
    <style:style style:name="Таблица16.B" style:family="table-column">
      <style:table-column-properties style:column-width="5.4667in" style:rel-column-width="53533*"/>
    </style:style>
    <style:style style:name="Таблица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6.B1" style:family="table-cell">
      <style:table-cell-properties fo:padding="0.0382in" fo:border="0.0007in solid #000000"/>
    </style:style>
    <style:style style:name="Таблица1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0" style:family="table">
      <style:table-properties style:width="6.6924in" table:align="margins"/>
    </style:style>
    <style:style style:name="Таблица20.A" style:family="table-column">
      <style:table-column-properties style:column-width="1.2257in" style:rel-column-width="12002*"/>
    </style:style>
    <style:style style:name="Таблица20.B" style:family="table-column">
      <style:table-column-properties style:column-width="5.4667in" style:rel-column-width="53533*"/>
    </style:style>
    <style:style style:name="Таблица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0.B1" style:family="table-cell">
      <style:table-cell-properties fo:padding="0.0382in" fo:border="0.0007in solid #000000"/>
    </style:style>
    <style:style style:name="Таблица2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1" style:family="table">
      <style:table-properties style:width="6.6924in" table:align="margins"/>
    </style:style>
    <style:style style:name="Таблица21.A" style:family="table-column">
      <style:table-column-properties style:column-width="1.2257in" style:rel-column-width="12002*"/>
    </style:style>
    <style:style style:name="Таблица21.B" style:family="table-column">
      <style:table-column-properties style:column-width="5.4667in" style:rel-column-width="53533*"/>
    </style:style>
    <style:style style:name="Таблица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1.B1" style:family="table-cell">
      <style:table-cell-properties fo:padding="0.0382in" fo:border="0.0007in solid #000000"/>
    </style:style>
    <style:style style:name="Таблица2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6.6924in" table:align="margins"/>
    </style:style>
    <style:style style:name="Таблица17.A" style:family="table-column">
      <style:table-column-properties style:column-width="1.2257in" style:rel-column-width="12002*"/>
    </style:style>
    <style:style style:name="Таблица17.B" style:family="table-column">
      <style:table-column-properties style:column-width="5.4667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8" style:family="table">
      <style:table-properties style:width="6.6924in" table:align="margins"/>
    </style:style>
    <style:style style:name="Таблица18.A" style:family="table-column">
      <style:table-column-properties style:column-width="1.2257in" style:rel-column-width="12002*"/>
    </style:style>
    <style:style style:name="Таблица18.B" style:family="table-column">
      <style:table-column-properties style:column-width="5.4667in" style:rel-column-width="53533*"/>
    </style:style>
    <style:style style:name="Таблица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8.B1" style:family="table-cell">
      <style:table-cell-properties fo:padding="0.0382in" fo:border="0.0007in solid #000000"/>
    </style:style>
    <style:style style:name="Таблица1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9" style:family="table">
      <style:table-properties style:width="6.6924in" table:align="margins"/>
    </style:style>
    <style:style style:name="Таблица19.A" style:family="table-column">
      <style:table-column-properties style:column-width="1.2257in" style:rel-column-width="12002*"/>
    </style:style>
    <style:style style:name="Таблица19.B" style:family="table-column">
      <style:table-column-properties style:column-width="5.4667in" style:rel-column-width="53533*"/>
    </style:style>
    <style:style style:name="Таблица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9.B1" style:family="table-cell">
      <style:table-cell-properties fo:padding="0.0382in" fo:border="0.0007in solid #000000"/>
    </style:style>
    <style:style style:name="Таблица1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2" style:family="table">
      <style:table-properties style:width="6.6924in" table:align="margins"/>
    </style:style>
    <style:style style:name="Таблица22.A" style:family="table-column">
      <style:table-column-properties style:column-width="1.2257in" style:rel-column-width="12002*"/>
    </style:style>
    <style:style style:name="Таблица22.B" style:family="table-column">
      <style:table-column-properties style:column-width="5.4667in" style:rel-column-width="53533*"/>
    </style:style>
    <style:style style:name="Таблица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2.B1" style:family="table-cell">
      <style:table-cell-properties fo:padding="0.0382in" fo:border="0.0007in solid #000000"/>
    </style:style>
    <style:style style:name="Таблица2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3" style:family="table">
      <style:table-properties style:width="6.6924in" table:align="margins"/>
    </style:style>
    <style:style style:name="Таблица23.A" style:family="table-column">
      <style:table-column-properties style:column-width="1.2257in" style:rel-column-width="12002*"/>
    </style:style>
    <style:style style:name="Таблица23.B" style:family="table-column">
      <style:table-column-properties style:column-width="5.4667in" style:rel-column-width="53533*"/>
    </style:style>
    <style:style style:name="Таблица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3.B1" style:family="table-cell">
      <style:table-cell-properties fo:padding="0.0382in" fo:border="0.0007in solid #000000"/>
    </style:style>
    <style:style style:name="Таблица2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4" style:family="table">
      <style:table-properties style:width="6.6924in" table:align="margins"/>
    </style:style>
    <style:style style:name="Таблица24.A" style:family="table-column">
      <style:table-column-properties style:column-width="1.2257in" style:rel-column-width="12002*"/>
    </style:style>
    <style:style style:name="Таблица24.B" style:family="table-column">
      <style:table-column-properties style:column-width="5.4667in" style:rel-column-width="53533*"/>
    </style:style>
    <style:style style:name="Таблица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4.B1" style:family="table-cell" style:data-style-name="N0">
      <style:table-cell-properties fo:padding="0.0382in" fo:border="0.0007in solid #000000"/>
    </style:style>
    <style:style style:name="Таблица2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5" style:family="table">
      <style:table-properties style:width="6.6924in" table:align="margins"/>
    </style:style>
    <style:style style:name="Таблица25.A" style:family="table-column">
      <style:table-column-properties style:column-width="1.2257in" style:rel-column-width="12002*"/>
    </style:style>
    <style:style style:name="Таблица25.B" style:family="table-column">
      <style:table-column-properties style:column-width="5.4667in" style:rel-column-width="53533*"/>
    </style:style>
    <style:style style:name="Таблица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5.B1" style:family="table-cell" style:data-style-name="N0">
      <style:table-cell-properties fo:padding="0.0382in" fo:border="0.0007in solid #000000"/>
    </style:style>
    <style:style style:name="Таблица2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6" style:family="table">
      <style:table-properties style:width="6.6924in" table:align="margins"/>
    </style:style>
    <style:style style:name="Таблица26.A" style:family="table-column">
      <style:table-column-properties style:column-width="1.2257in" style:rel-column-width="12002*"/>
    </style:style>
    <style:style style:name="Таблица26.B" style:family="table-column">
      <style:table-column-properties style:column-width="5.4667in" style:rel-column-width="53533*"/>
    </style:style>
    <style:style style:name="Таблица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6.B1" style:family="table-cell">
      <style:table-cell-properties fo:padding="0.0382in" fo:border="0.0007in solid #000000"/>
    </style:style>
    <style:style style:name="Таблица2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language-asian="zxx" style:country-asian="none" style:language-complex="zxx" style:country-complex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иск кандидат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string">
            <text:p text:style-name="P3"><text:s/><text:span text:style-name="T1">1</text:span>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Search candidates in the inner base (candidate exist)</text:p>
          </table:table-cell>
        </table:table-row>
        <table:table-row>
          <table:table-cell table:style-name="Таблица2.A2" office:value-type="string">
            <text:p text:style-name="P2"><text:span text:style-name="T2">Given</text:span> </text:p>
          </table:table-cell>
          <table:table-cell table:style-name="Таблица2.B2" office:value-type="string">
            <text:p text:style-name="P5">Я на странице «<text:span text:style-name="T3">Candidates</text:span>»</text:p>
            <text:p text:style-name="P5">Во внутренней базе существует кандидат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ыбираю внутреннюю базу кандидатов в списке источников </text:p>
            <text:p text:style-name="P4">И ввожу название технологии или позицию в поле <text:span text:style-name="T3">«Technology or position»</text:span></text:p>
            <text:p text:style-name="P4">И ввожу имя и фамилию кандидата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Industry»</text:p>
            <text:p text:style-name="P4">И выбираю пол кандидата </text:p>
            <text:p text:style-name="P4">И ввожу корректные нижнюю и верхнюю границы возраста кандидатов (нижняя граница <text:span text:style-name="T3">&lt; </text:span>верхняя граница)</text:p>
            <text:p text:style-name="P4">И ввожу опыт кандидата</text:p>
            <text:p text:style-name="P4">И ввожу зарплату</text:p>
            <text:p text:style-name="P4">И выбираю язык кандидата в выпадающем списке <text:span text:style-name="T3">«Languages»</text:span></text:p>
            <text:p text:style-name="P4">И нажимаю кнопку <text:span text:style-name="T3">«Search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В таблице отображаются только кандидаты, соответствующие параметрам 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string">
            <text:p text:style-name="P3"><text:s/><text:span text:style-name="T1">1.1</text:span>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Search candidates in the inner base (candidates don't exist)</text:p>
          </table:table-cell>
        </table:table-row>
        <table:table-row>
          <table:table-cell table:style-name="Таблица1.A2" office:value-type="string">
            <text:p text:style-name="P2"><text:span text:style-name="T2">Given</text:span> </text:p>
          </table:table-cell>
          <table:table-cell table:style-name="Таблица1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 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ыбираю внутреннюю базу кандидатов в списке источников </text:p>
            <text:p text:style-name="P4">И ввожу название технологии или позицию кандидата в поле <text:span text:style-name="T3">«Technology or position»</text:span></text:p>
            <text:p text:style-name="P4">И ввожу имя и фамилию пользователя, не существующего в базе кандидатов,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Industry»</text:p>
            <text:p text:style-name="P4">И выбираю пол кандидата </text:p>
            <text:p text:style-name="P4">И ввожу нижнюю и верхнюю границы возраста кандидатов</text:p>
            <text:p text:style-name="P4">И ввожу опыт, с которым существуют кандидаты в базе </text:p>
            <text:p text:style-name="P4">И ввожу зарплату, с которой существуют кандидаты в базе</text:p>
            <text:p text:style-name="P4">И выбираю язык кандидата в выпадающем списке <text:span text:style-name="T3">«Languages»</text:span></text:p>
            <text:p text:style-name="P6">И нажимаю на кнопку «<text:span text:style-name="T3">Search</text:span>»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В таблице не отображаются кандидаты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">Scenario </text:p>
          </table:table-cell>
          <table:table-cell table:style-name="Таблица9.B1" office:value-type="string">
            <text:p text:style-name="P3"><text:s/><text:span text:style-name="T1">1.2</text:span></text:p>
          </table:table-cell>
        </table:table-row>
        <table:table-row>
          <table:table-cell table:style-name="Таблица9.A2" office:value-type="string">
            <text:p text:style-name="P3">Name</text:p>
          </table:table-cell>
          <table:table-cell table:style-name="Таблица9.B2" office:value-type="string">
            <text:p text:style-name="P3">Search candidates in the inner base: technology field (candidate exists)</text:p>
          </table:table-cell>
        </table:table-row>
        <table:table-row>
          <table:table-cell table:style-name="Таблица9.A2" office:value-type="string">
            <text:p text:style-name="P2"><text:span text:style-name="T2">Given</text:span> </text:p>
          </table:table-cell>
          <table:table-cell table:style-name="Таблица9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9.A2" office:value-type="string">
            <text:p text:style-name="P3">When</text:p>
          </table:table-cell>
          <table:table-cell table:style-name="Таблица9.B2" office:value-type="string">
            <text:p text:style-name="P4">Я выбираю внутреннюю базу кандидатов в списке источников </text:p>
            <text:p text:style-name="P4">И ввожу название технологии или позицию, кандидаты с которыми существуют в базе, в поле <text:span text:style-name="T3">«Technology or position»</text:span></text:p>
          </table:table-cell>
        </table:table-row>
        <table:table-row>
          <table:table-cell table:style-name="Таблица9.A2" office:value-type="string">
            <text:p text:style-name="P3">Then </text:p>
          </table:table-cell>
          <table:table-cell table:style-name="Таблица9.B2" office:value-type="string">
            <text:p text:style-name="P4">В таблице отображаются только кандидаты, соответствующие введенному <text:soft-page-break/>параметру <text:span text:style-name="T3">«Technology or position»</text:span>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">Scenario </text:p>
          </table:table-cell>
          <table:table-cell table:style-name="Таблица10.B1" office:value-type="string">
            <text:p text:style-name="P3"><text:s/><text:span text:style-name="T1">1.</text:span>3</text:p>
          </table:table-cell>
        </table:table-row>
        <table:table-row>
          <table:table-cell table:style-name="Таблица10.A2" office:value-type="string">
            <text:p text:style-name="P3">Name</text:p>
          </table:table-cell>
          <table:table-cell table:style-name="Таблица10.B2" office:value-type="string">
            <text:p text:style-name="P3">Search candidates in the inner base: full name field (candidates exist)</text:p>
          </table:table-cell>
        </table:table-row>
        <table:table-row>
          <table:table-cell table:style-name="Таблица10.A2" office:value-type="string">
            <text:p text:style-name="P2"><text:span text:style-name="T2">Given</text:span> </text:p>
          </table:table-cell>
          <table:table-cell table:style-name="Таблица10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0.A2" office:value-type="string">
            <text:p text:style-name="P3">When</text:p>
          </table:table-cell>
          <table:table-cell table:style-name="Таблица10.B2" office:value-type="string">
            <text:p text:style-name="P4">Я выбираю внутреннюю базу кандидатов в списке источников </text:p>
            <text:p text:style-name="P4">И ввожу в поле <text:span text:style-name="T3">«Full name» </text:span>имя существующего в базе кандидата</text:p>
            <text:p text:style-name="P4">И нажимаю кнопку <text:span text:style-name="T3">«Search»</text:span></text:p>
          </table:table-cell>
        </table:table-row>
        <table:table-row>
          <table:table-cell table:style-name="Таблица10.A2" office:value-type="string">
            <text:p text:style-name="P3">Then </text:p>
          </table:table-cell>
          <table:table-cell table:style-name="Таблица10.B2" office:value-type="string">
            <text:p text:style-name="P4">В таблице отображаются только кандидаты, соответствующие введенному параметру <text:span text:style-name="T3">«Full name»</text:span>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">Scenario </text:p>
          </table:table-cell>
          <table:table-cell table:style-name="Таблица11.B1" office:value-type="string">
            <text:p text:style-name="P3"><text:s/><text:span text:style-name="T1">1.</text:span>4</text:p>
          </table:table-cell>
        </table:table-row>
        <table:table-row>
          <table:table-cell table:style-name="Таблица11.A2" office:value-type="string">
            <text:p text:style-name="P3">Name</text:p>
          </table:table-cell>
          <table:table-cell table:style-name="Таблица11.B2" office:value-type="string">
            <text:p text:style-name="P3">Search candidates in the inner base: location field (candidates exist)</text:p>
          </table:table-cell>
        </table:table-row>
        <table:table-row>
          <table:table-cell table:style-name="Таблица11.A2" office:value-type="string">
            <text:p text:style-name="P2"><text:span text:style-name="T2">Given</text:span> </text:p>
          </table:table-cell>
          <table:table-cell table:style-name="Таблица11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1.A2" office:value-type="string">
            <text:p text:style-name="P3">When</text:p>
          </table:table-cell>
          <table:table-cell table:style-name="Таблица11.B2" office:value-type="string">
            <text:p text:style-name="P4">Я выбираю внутреннюю базу кандидатов в списке источников </text:p>
            <text:p text:style-name="P4">И выбираю город в выпадающем списке <text:span text:style-name="T3">«Location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1.A2" office:value-type="string">
            <text:p text:style-name="P3">Then </text:p>
          </table:table-cell>
          <table:table-cell table:style-name="Таблица11.B2" office:value-type="string">
            <text:p text:style-name="P4">В таблице отображаются только кандидаты, соответствующие введенному параметру <text:span text:style-name="T3">«Location»</text:span>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">Scenario </text:p>
          </table:table-cell>
          <table:table-cell table:style-name="Таблица12.B1" office:value-type="string">
            <text:p text:style-name="P3"><text:s/><text:span text:style-name="T1">1.</text:span>5</text:p>
          </table:table-cell>
        </table:table-row>
        <table:table-row>
          <table:table-cell table:style-name="Таблица12.A2" office:value-type="string">
            <text:p text:style-name="P3">Name</text:p>
          </table:table-cell>
          <table:table-cell table:style-name="Таблица12.B2" office:value-type="string">
            <text:p text:style-name="P3">Search candidates in the inner base: industry field (candidates exist)</text:p>
          </table:table-cell>
        </table:table-row>
        <table:table-row>
          <table:table-cell table:style-name="Таблица12.A2" office:value-type="string">
            <text:p text:style-name="P2"><text:span text:style-name="T2">Given</text:span> </text:p>
          </table:table-cell>
          <table:table-cell table:style-name="Таблица12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2.A2" office:value-type="string">
            <text:p text:style-name="P3">When</text:p>
          </table:table-cell>
          <table:table-cell table:style-name="Таблица12.B2" office:value-type="string">
            <text:p text:style-name="P4">Я выбираю внутреннюю базу кандидатов в списке источников </text:p>
            <text:p text:style-name="P4">И выбираю направление в выпадающем списке <text:span text:style-name="T3">«Industry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2.A2" office:value-type="string">
            <text:p text:style-name="P3">Then </text:p>
          </table:table-cell>
          <table:table-cell table:style-name="Таблица12.B2" office:value-type="string">
            <text:p text:style-name="P4">В таблице отображаются только кандидаты, соответствующие введенному параметру <text:span text:style-name="T3">«Industry»</text:span>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">Scenario </text:p>
          </table:table-cell>
          <table:table-cell table:style-name="Таблица13.B1" office:value-type="string">
            <text:p text:style-name="P3"><text:s/><text:span text:style-name="T1">1.</text:span>6</text:p>
          </table:table-cell>
        </table:table-row>
        <table:table-row>
          <table:table-cell table:style-name="Таблица13.A2" office:value-type="string">
            <text:p text:style-name="P3">Name</text:p>
          </table:table-cell>
          <table:table-cell table:style-name="Таблица13.B2" office:value-type="string">
            <text:p text:style-name="P3">Search candidates in the inner base: male (candidates exist)</text:p>
          </table:table-cell>
        </table:table-row>
        <table:table-row>
          <table:table-cell table:style-name="Таблица13.A2" office:value-type="string">
            <text:p text:style-name="P2"><text:span text:style-name="T2">Given</text:span> </text:p>
          </table:table-cell>
          <table:table-cell table:style-name="Таблица13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3.A2" office:value-type="string">
            <text:p text:style-name="P3">When</text:p>
          </table:table-cell>
          <table:table-cell table:style-name="Таблица13.B2" office:value-type="string">
            <text:p text:style-name="P4">Я выбираю внутреннюю базу кандидатов в списке источников </text:p>
            <text:p text:style-name="P4">И выбираю пол кандидата <text:span text:style-name="T3">«Male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3.A2" office:value-type="string">
            <text:p text:style-name="P3">Then </text:p>
          </table:table-cell>
          <table:table-cell table:style-name="Таблица13.B2" office:value-type="string">
            <text:p text:style-name="P4">В таблице отображаются только кандидаты<text:span text:style-name="T3">-</text:span>мужчины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">Scenario </text:p>
          </table:table-cell>
          <table:table-cell table:style-name="Таблица14.B1" office:value-type="string">
            <text:p text:style-name="P3"><text:s/><text:span text:style-name="T1">1.7</text:span></text:p>
          </table:table-cell>
        </table:table-row>
        <table:table-row>
          <table:table-cell table:style-name="Таблица14.A2" office:value-type="string">
            <text:p text:style-name="P3">Name</text:p>
          </table:table-cell>
          <table:table-cell table:style-name="Таблица14.B2" office:value-type="string">
            <text:p text:style-name="P3">Search candidates in the inner base: female (candidates exist)</text:p>
          </table:table-cell>
        </table:table-row>
        <text:soft-page-break/>
        <table:table-row>
          <table:table-cell table:style-name="Таблица14.A2" office:value-type="string">
            <text:p text:style-name="P2"><text:span text:style-name="T2">Given</text:span> </text:p>
          </table:table-cell>
          <table:table-cell table:style-name="Таблица14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4.A2" office:value-type="string">
            <text:p text:style-name="P3">When</text:p>
          </table:table-cell>
          <table:table-cell table:style-name="Таблица14.B2" office:value-type="string">
            <text:p text:style-name="P4">Я выбираю внутреннюю базу кандидатов в списке источников </text:p>
            <text:p text:style-name="P4">И выбираю пол кандидата <text:span text:style-name="T3">«Female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4.A2" office:value-type="string">
            <text:p text:style-name="P3">Then </text:p>
          </table:table-cell>
          <table:table-cell table:style-name="Таблица14.B2" office:value-type="string">
            <text:p text:style-name="P4">В таблице отображаются только кандидаты<text:span text:style-name="T3">-ж</text:span>енщины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">Scenario </text:p>
          </table:table-cell>
          <table:table-cell table:style-name="Таблица15.B1" office:value-type="string">
            <text:p text:style-name="P3"><text:s/><text:span text:style-name="T1">1.8.1</text:span></text:p>
          </table:table-cell>
        </table:table-row>
        <table:table-row>
          <table:table-cell table:style-name="Таблица15.A2" office:value-type="string">
            <text:p text:style-name="P3">Name</text:p>
          </table:table-cell>
          <table:table-cell table:style-name="Таблица15.B2" office:value-type="string">
            <text:p text:style-name="P3">Search candidates in the inner base: age from &lt; to (candidates exist)</text:p>
          </table:table-cell>
        </table:table-row>
        <table:table-row>
          <table:table-cell table:style-name="Таблица15.A2" office:value-type="string">
            <text:p text:style-name="P2"><text:span text:style-name="T2">Given</text:span> </text:p>
          </table:table-cell>
          <table:table-cell table:style-name="Таблица15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5.A2" office:value-type="string">
            <text:p text:style-name="P3">When</text:p>
          </table:table-cell>
          <table:table-cell table:style-name="Таблица15.B2" office:value-type="string">
            <text:p text:style-name="P4">Я выбираю внутреннюю базу кандидатов в списке источников </text:p>
            <text:p text:style-name="P4">И ввожу нижнюю границу возраста кандидатов в поле <text:span text:style-name="T3">«From»</text:span></text:p>
            <text:p text:style-name="P4">И ввожу верхнюю границу возраста кандидатов в поле <text:span text:style-name="T3">«To», </text:span>нижняя граница <text:span text:style-name="T3">&lt; </text:span>верхняя граница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5.A2" office:value-type="string">
            <text:p text:style-name="P3">Then </text:p>
          </table:table-cell>
          <table:table-cell table:style-name="Таблица15.B2" office:value-type="string">
            <text:p text:style-name="P4">В таблице отображаются только кандидаты<text:span text:style-name="T3"> </text:span>возраста, равного нижней границе и больше, но меньше либо равного верхней границе</text:p>
          </table:table-cell>
        </table:table-row>
      </table:table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">Scenario </text:p>
          </table:table-cell>
          <table:table-cell table:style-name="Таблица16.B1" office:value-type="string">
            <text:p text:style-name="P3"><text:s/><text:span text:style-name="T1">1.8.</text:span>2</text:p>
          </table:table-cell>
        </table:table-row>
        <table:table-row>
          <table:table-cell table:style-name="Таблица16.A2" office:value-type="string">
            <text:p text:style-name="P3">Name</text:p>
          </table:table-cell>
          <table:table-cell table:style-name="Таблица16.B2" office:value-type="string">
            <text:p text:style-name="P3">Search candidates in the inner base: age from &gt; to (candidates exist)</text:p>
          </table:table-cell>
        </table:table-row>
        <table:table-row>
          <table:table-cell table:style-name="Таблица16.A2" office:value-type="string">
            <text:p text:style-name="P2"><text:span text:style-name="T2">Given</text:span> </text:p>
          </table:table-cell>
          <table:table-cell table:style-name="Таблица16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6.A2" office:value-type="string">
            <text:p text:style-name="P3">When</text:p>
          </table:table-cell>
          <table:table-cell table:style-name="Таблица16.B2" office:value-type="string">
            <text:p text:style-name="P4">Я выбираю внутреннюю базу кандидатов в списке источников </text:p>
            <text:p text:style-name="P4">И ввожу нижнюю границу возраста кандидатов в поле <text:span text:style-name="T3">«From»</text:span></text:p>
            <text:p text:style-name="P4">И ввожу верхнюю границу возраста кандидатов в поле <text:span text:style-name="T3">«To», </text:span>нижняя граница <text:span text:style-name="T3">&gt;</text:span> верхняя граница</text:p>
            <text:p text:style-name="P2">И нажимаю <text:span text:style-name="T1">на </text:span>кнопку «Search»</text:p>
          </table:table-cell>
        </table:table-row>
        <table:table-row>
          <table:table-cell table:style-name="Таблица16.A2" office:value-type="string">
            <text:p text:style-name="P3">Then </text:p>
          </table:table-cell>
          <table:table-cell table:style-name="Таблица16.B2" office:value-type="string">
            <text:p text:style-name="P4">Значения в полях <text:span text:style-name="T3">«From» </text:span>и <text:span text:style-name="T3">«To» </text:span>меняются местами таким образом, чтобы нижняя граница была меньше верхней границы</text:p>
            <text:p text:style-name="P4">И в таблице отображаются только кандидаты<text:span text:style-name="T3"> </text:span>возраста, равного нижней границе и больше, но меньше либо равного верхней границе</text:p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">Scenario </text:p>
          </table:table-cell>
          <table:table-cell table:style-name="Таблица20.B1" office:value-type="string">
            <text:p text:style-name="P3"><text:s/><text:span text:style-name="T1">1.8.3</text:span></text:p>
          </table:table-cell>
        </table:table-row>
        <table:table-row>
          <table:table-cell table:style-name="Таблица20.A2" office:value-type="string">
            <text:p text:style-name="P3">Name</text:p>
          </table:table-cell>
          <table:table-cell table:style-name="Таблица20.B2" office:value-type="string">
            <text:p text:style-name="P3">Search candidates in the inner base: age from <text:s/>(candidates exist)</text:p>
          </table:table-cell>
        </table:table-row>
        <table:table-row>
          <table:table-cell table:style-name="Таблица20.A2" office:value-type="string">
            <text:p text:style-name="P2"><text:span text:style-name="T2">Given</text:span> </text:p>
          </table:table-cell>
          <table:table-cell table:style-name="Таблица20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20.A2" office:value-type="string">
            <text:p text:style-name="P3">When</text:p>
          </table:table-cell>
          <table:table-cell table:style-name="Таблица20.B2" office:value-type="string">
            <text:p text:style-name="P4">Я выбираю внутреннюю базу кандидатов в списке источников </text:p>
            <text:p text:style-name="P4">И ввожу нижнюю границу возраста кандидатов в поле <text:span text:style-name="T3">«From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20.A2" office:value-type="string">
            <text:p text:style-name="P3">Then </text:p>
          </table:table-cell>
          <table:table-cell table:style-name="Таблица20.B2" office:value-type="string">
            <text:p text:style-name="P4">В таблице отображаются только кандидаты<text:span text:style-name="T3"> </text:span>возраста, равного нижней границе и больше</text:p>
          </table:table-cell>
        </table:table-row>
      </table:table>
      <text:p text:style-name="Standard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">Scenario </text:p>
          </table:table-cell>
          <table:table-cell table:style-name="Таблица21.B1" office:value-type="string">
            <text:p text:style-name="P3"><text:s/><text:span text:style-name="T1">1.8.4</text:span></text:p>
          </table:table-cell>
        </table:table-row>
        <text:soft-page-break/>
        <table:table-row>
          <table:table-cell table:style-name="Таблица21.A2" office:value-type="string">
            <text:p text:style-name="P3">Name</text:p>
          </table:table-cell>
          <table:table-cell table:style-name="Таблица21.B2" office:value-type="string">
            <text:p text:style-name="P3">Search candidates in the inner base: age to <text:s/>(candidates exist)</text:p>
          </table:table-cell>
        </table:table-row>
        <table:table-row>
          <table:table-cell table:style-name="Таблица21.A2" office:value-type="string">
            <text:p text:style-name="P2"><text:span text:style-name="T2">Given</text:span> </text:p>
          </table:table-cell>
          <table:table-cell table:style-name="Таблица21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21.A2" office:value-type="string">
            <text:p text:style-name="P3">When</text:p>
          </table:table-cell>
          <table:table-cell table:style-name="Таблица21.B2" office:value-type="string">
            <text:p text:style-name="P4">Я выбираю внутреннюю базу кандидатов в списке источников </text:p>
            <text:p text:style-name="P4">И ввожу верхнюю границу возраста кандидатов в поле <text:span text:style-name="T3">«To»</text:span></text:p>
            <text:p text:style-name="P2">И нажимаю<text:span text:style-name="T1"> на</text:span> кнопку «Search»</text:p>
          </table:table-cell>
        </table:table-row>
        <table:table-row>
          <table:table-cell table:style-name="Таблица21.A2" office:value-type="string">
            <text:p text:style-name="P3">Then </text:p>
          </table:table-cell>
          <table:table-cell table:style-name="Таблица21.B2" office:value-type="string">
            <text:p text:style-name="P4">В таблице отображаются только кандидаты<text:span text:style-name="T3"> </text:span>возраста, равного верхней границе и меньше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">Scenario </text:p>
          </table:table-cell>
          <table:table-cell table:style-name="Таблица17.B1" office:value-type="string">
            <text:p text:style-name="P3"><text:s/><text:span text:style-name="T1">1.9</text:span></text:p>
          </table:table-cell>
        </table:table-row>
        <table:table-row>
          <table:table-cell table:style-name="Таблица17.A2" office:value-type="string">
            <text:p text:style-name="P3">Name</text:p>
          </table:table-cell>
          <table:table-cell table:style-name="Таблица17.B2" office:value-type="string">
            <text:p text:style-name="P3">Search candidates in the inner base: experience (candidates exist)</text:p>
          </table:table-cell>
        </table:table-row>
        <table:table-row>
          <table:table-cell table:style-name="Таблица17.A2" office:value-type="string">
            <text:p text:style-name="P2"><text:span text:style-name="T2">Given</text:span> </text:p>
          </table:table-cell>
          <table:table-cell table:style-name="Таблица17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7.A2" office:value-type="string">
            <text:p text:style-name="P3">When</text:p>
          </table:table-cell>
          <table:table-cell table:style-name="Таблица17.B2" office:value-type="string">
            <text:p text:style-name="P4">Я выбираю внутреннюю базу кандидатов в списке источников </text:p>
            <text:p text:style-name="P4"><text:span text:style-name="T3">И ввожу опыт, </text:span>с которым существуют кандидаты в базе,<text:span text:style-name="T3"> в </text:span>поле <text:span text:style-name="T3">«Experience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7.A2" office:value-type="string">
            <text:p text:style-name="P3">Then </text:p>
          </table:table-cell>
          <table:table-cell table:style-name="Таблица17.B2" office:value-type="string">
            <text:p text:style-name="P4">В таблице отображаются только кандидаты, соответствующие введенному параметру <text:span text:style-name="T3">«Experience»</text:span></text:p>
          </table:table-cell>
        </table:table-row>
      </table:table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">Scenario </text:p>
          </table:table-cell>
          <table:table-cell table:style-name="Таблица18.B1" office:value-type="string">
            <text:p text:style-name="P3"><text:s/><text:span text:style-name="T1">1.10</text:span></text:p>
          </table:table-cell>
        </table:table-row>
        <table:table-row>
          <table:table-cell table:style-name="Таблица18.A2" office:value-type="string">
            <text:p text:style-name="P3">Name</text:p>
          </table:table-cell>
          <table:table-cell table:style-name="Таблица18.B2" office:value-type="string">
            <text:p text:style-name="P3">Search candidates in the inner base: salary (candidates exist)</text:p>
          </table:table-cell>
        </table:table-row>
        <table:table-row>
          <table:table-cell table:style-name="Таблица18.A2" office:value-type="string">
            <text:p text:style-name="P2"><text:span text:style-name="T2">Given</text:span> </text:p>
          </table:table-cell>
          <table:table-cell table:style-name="Таблица18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8.A2" office:value-type="string">
            <text:p text:style-name="P3">When</text:p>
          </table:table-cell>
          <table:table-cell table:style-name="Таблица18.B2" office:value-type="string">
            <text:p text:style-name="P4">Я выбираю внутреннюю базу кандидатов в списке источников </text:p>
            <text:p text:style-name="P4"><text:span text:style-name="T3">И ввожу з</text:span>арплату, с которой существуют<text:span text:style-name="T3"> кандидат</text:span>ы в базе,<text:span text:style-name="T3"> в </text:span>поле <text:span text:style-name="T3">«Salary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8.A2" office:value-type="string">
            <text:p text:style-name="P3">Then </text:p>
          </table:table-cell>
          <table:table-cell table:style-name="Таблица18.B2" office:value-type="string">
            <text:p text:style-name="P4">В таблице отображаются только кандидаты, соответствующие введенному параметру <text:span text:style-name="T3">«Salary»</text:span></text:p>
          </table:table-cell>
        </table:table-row>
      </table:table>
      <text:p text:style-name="Standard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">Scenario </text:p>
          </table:table-cell>
          <table:table-cell table:style-name="Таблица19.B1" office:value-type="string">
            <text:p text:style-name="P3"><text:s/><text:span text:style-name="T1">1.1</text:span>1</text:p>
          </table:table-cell>
        </table:table-row>
        <table:table-row>
          <table:table-cell table:style-name="Таблица19.A2" office:value-type="string">
            <text:p text:style-name="P3">Name</text:p>
          </table:table-cell>
          <table:table-cell table:style-name="Таблица19.B2" office:value-type="string">
            <text:p text:style-name="P3">Search candidates in the inner base: language (candidates exist)</text:p>
          </table:table-cell>
        </table:table-row>
        <table:table-row>
          <table:table-cell table:style-name="Таблица19.A2" office:value-type="string">
            <text:p text:style-name="P2"><text:span text:style-name="T2">Given</text:span> </text:p>
          </table:table-cell>
          <table:table-cell table:style-name="Таблица19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9.A2" office:value-type="string">
            <text:p text:style-name="P3">When</text:p>
          </table:table-cell>
          <table:table-cell table:style-name="Таблица19.B2" office:value-type="string">
            <text:p text:style-name="P4">Я выбираю внутреннюю базу кандидатов в списке источников </text:p>
            <text:p text:style-name="P2">И выбираю язык кандидата в выпадающем списке «Languages»</text:p>
            <text:p text:style-name="P2">И нажимаю кнопку «Search»</text:p>
          </table:table-cell>
        </table:table-row>
        <table:table-row>
          <table:table-cell table:style-name="Таблица19.A2" office:value-type="string">
            <text:p text:style-name="P3">Then </text:p>
          </table:table-cell>
          <table:table-cell table:style-name="Таблица19.B2" office:value-type="string">
            <text:p text:style-name="P4">В таблице отображаются только кандидаты, соответствующие выбранному языку</text:p>
          </table:table-cell>
        </table:table-row>
      </table:table>
      <text:p text:style-name="Standard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">Scenario </text:p>
          </table:table-cell>
          <table:table-cell table:style-name="Таблица22.B1" office:value-type="string">
            <text:p text:style-name="P3"><text:s/><text:span text:style-name="T1">1.12</text:span></text:p>
          </table:table-cell>
        </table:table-row>
        <table:table-row>
          <table:table-cell table:style-name="Таблица22.A2" office:value-type="string">
            <text:p text:style-name="P3">Name</text:p>
          </table:table-cell>
          <table:table-cell table:style-name="Таблица22.B2" office:value-type="string">
            <text:p text:style-name="P3">Search candidates in the inner base: empty fields</text:p>
          </table:table-cell>
        </table:table-row>
        <table:table-row>
          <table:table-cell table:style-name="Таблица22.A2" office:value-type="string">
            <text:p text:style-name="P2"><text:span text:style-name="T2">Given</text:span> </text:p>
          </table:table-cell>
          <table:table-cell table:style-name="Таблица22.B2" office:value-type="string">
            <text:p text:style-name="P5">Я на странице «<text:span text:style-name="T3">Candidates</text:span>»</text:p>
            <text:p text:style-name="P5"><text:soft-page-break/>Во внутренней базе существуют кандидаты</text:p>
          </table:table-cell>
        </table:table-row>
        <table:table-row>
          <table:table-cell table:style-name="Таблица22.A2" office:value-type="string">
            <text:p text:style-name="P3">When</text:p>
          </table:table-cell>
          <table:table-cell table:style-name="Таблица22.B2" office:value-type="string">
            <text:p text:style-name="P4">Я выбираю внутреннюю базу кандидатов в списке источников </text:p>
            <text:p text:style-name="P2">И нажимаю кнопку «Search»</text:p>
          </table:table-cell>
        </table:table-row>
        <table:table-row>
          <table:table-cell table:style-name="Таблица22.A2" office:value-type="string">
            <text:p text:style-name="P3">Then </text:p>
          </table:table-cell>
          <table:table-cell table:style-name="Таблица22.B2" office:value-type="string">
            <text:p text:style-name="P4">В таблице отображаются только кандидаты из внутренней базы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Scenario </text:p>
          </table:table-cell>
          <table:table-cell table:style-name="Таблица3.B1" office:value-type="string">
            <text:p text:style-name="P3"><text:s/><text:span text:style-name="T1">2</text:span></text:p>
          </table:table-cell>
        </table:table-row>
        <table:table-row>
          <table:table-cell table:style-name="Таблица3.A2" office:value-type="string">
            <text:p text:style-name="P3">Name</text:p>
          </table:table-cell>
          <table:table-cell table:style-name="Таблица3.B2" office:value-type="string">
            <text:p text:style-name="P3">Search candidates in the outer sources (candidates exist)</text:p>
          </table:table-cell>
        </table:table-row>
        <table:table-row>
          <table:table-cell table:style-name="Таблица3.A2" office:value-type="string">
            <text:p text:style-name="P2"><text:span text:style-name="T2">Given</text:span> </text:p>
          </table:table-cell>
          <table:table-cell table:style-name="Таблица3.B2" office:value-type="string">
            <text:p text:style-name="P5">Я на странице «<text:span text:style-name="T3">Candidates</text:span>»</text:p>
          </table:table-cell>
        </table:table-row>
        <table:table-row>
          <table:table-cell table:style-name="Таблица3.A2" office:value-type="string">
            <text:p text:style-name="P3">When</text:p>
          </table:table-cell>
          <table:table-cell table:style-name="Таблица3.B2" office:value-type="string">
            <text:p text:style-name="P4">Я выбираю один из внешних источников кандидатов в списке источников </text:p>
            <text:p text:style-name="P4">И ввожу название технологии или позицию в поле <text:span text:style-name="T3">«Technology or position»</text:span></text:p>
            <text:p text:style-name="P4">И ввожу имя и фамилию кандидата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Industry»</text:p>
            <text:p text:style-name="P4">И выбираю пол кандидата </text:p>
            <text:p text:style-name="P4">И ввожу корректные нижнюю и верхнюю границы возраста кандидатов (нижняя граница <text:span text:style-name="T3">&lt; </text:span>верхняя граница)</text:p>
            <text:p text:style-name="P4">И ввожу опыт кандидата</text:p>
            <text:p text:style-name="P4">И ввожу зарплату</text:p>
            <text:p text:style-name="P4">И выбираю язык кандидата в выпадающем списке <text:span text:style-name="T3">«Languages»</text:span></text:p>
            <text:p text:style-name="P2">И нажимаю кнопку «Search»</text:p>
          </table:table-cell>
        </table:table-row>
        <table:table-row>
          <table:table-cell table:style-name="Таблица3.A2" office:value-type="string">
            <text:p text:style-name="P3">Then </text:p>
          </table:table-cell>
          <table:table-cell table:style-name="Таблица3.B2" office:value-type="string">
            <text:p text:style-name="P4">В таблице отображаются только кандидаты из внешних источников, удовлетворяющие введенным параметрам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string">
            <text:p text:style-name="P3"><text:s/><text:span text:style-name="T1">2.1</text:span>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Search candidates in the outer sources (candidates don't exist)</text:p>
          </table:table-cell>
        </table:table-row>
        <table:table-row>
          <table:table-cell table:style-name="Таблица4.A2" office:value-type="string">
            <text:p text:style-name="P2"><text:span text:style-name="T2">Given</text:span> </text:p>
          </table:table-cell>
          <table:table-cell table:style-name="Таблица4.B2" office:value-type="string">
            <text:p text:style-name="P5">Я на странице «<text:span text:style-name="T3">Candidates</text:span>» 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выбираю внешние источники кандидатов в списке источников </text:p>
            <text:p text:style-name="P4">И ввожу название технологии или позицию кандидата в поле <text:span text:style-name="T3">«Technology or position»</text:span></text:p>
            <text:p text:style-name="P4">И ввожу имя и фамилию пользователя, не существующего в базе кандидатов,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<text:span text:style-name="T3">Industry</text:span>»</text:p>
            <text:p text:style-name="P4">И выбираю пол кандидата </text:p>
            <text:p text:style-name="P4">И ввожу нижнюю и верхнюю границы возраста кандидатов</text:p>
            <text:p text:style-name="P4">И ввожу опыт, с которым не существуют кандидаты в базе </text:p>
            <text:p text:style-name="P4">И ввожу зарплату, с которой не существуют кандидаты в базе</text:p>
            <text:p text:style-name="P4">И выбираю язык кандидата в выпадающем списке <text:span text:style-name="T3">«Languages»</text:span></text:p>
            <text:p text:style-name="P4"><text:span text:style-name="T3">И </text:span><text:span text:style-name="T4">нажимаю кнопку</text:span><text:span text:style-name="T3"> «Search»</text:span>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6">В таблице не отображаются кандидаты</text:p>
          </table:table-cell>
        </table:table-row>
      </table:table>
      <text:p text:style-name="Standard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">Scenario </text:p>
          </table:table-cell>
          <table:table-cell table:style-name="Таблица23.B1" office:value-type="string">
            <text:p text:style-name="P3"><text:s/><text:span text:style-name="T1">2.2</text:span></text:p>
          </table:table-cell>
        </table:table-row>
        <table:table-row>
          <table:table-cell table:style-name="Таблица23.A2" office:value-type="string">
            <text:p text:style-name="P3">Name</text:p>
          </table:table-cell>
          <table:table-cell table:style-name="Таблица23.B2" office:value-type="string">
            <text:p text:style-name="P3">Search candidates in the outer sources: empty fields</text:p>
          </table:table-cell>
        </table:table-row>
        <table:table-row>
          <table:table-cell table:style-name="Таблица23.A2" office:value-type="string">
            <text:p text:style-name="P2"><text:span text:style-name="T2">Given</text:span> </text:p>
          </table:table-cell>
          <table:table-cell table:style-name="Таблица23.B2" office:value-type="string">
            <text:p text:style-name="P5">Я на странице «<text:span text:style-name="T3">Candidates</text:span>»</text:p>
            <text:p text:style-name="P5">Во внешних базах существуют кандидаты</text:p>
          </table:table-cell>
        </table:table-row>
        <text:soft-page-break/>
        <table:table-row>
          <table:table-cell table:style-name="Таблица23.A2" office:value-type="string">
            <text:p text:style-name="P3">When</text:p>
          </table:table-cell>
          <table:table-cell table:style-name="Таблица23.B2" office:value-type="string">
            <text:p text:style-name="P4">Я выбираю внешний источник кандидатов в списке всех источников </text:p>
            <text:p text:style-name="P2">И нажимаю кнопку «Search»</text:p>
          </table:table-cell>
        </table:table-row>
        <table:table-row>
          <table:table-cell table:style-name="Таблица23.A2" office:value-type="string">
            <text:p text:style-name="P3">Then </text:p>
          </table:table-cell>
          <table:table-cell table:style-name="Таблица23.B2" office:value-type="string">
            <text:p text:style-name="P4">В таблице отображаются только кандидаты из внешнего источника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float" office:value="3">
            <text:p text:style-name="P7">3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Attach candidate from inner base to the vacancy </text:p>
          </table:table-cell>
        </table:table-row>
        <table:table-row>
          <table:table-cell table:style-name="Таблица5.A2" office:value-type="string">
            <text:p text:style-name="P2"><text:span text:style-name="T2">Given</text:span> </text:p>
          </table:table-cell>
          <table:table-cell table:style-name="Таблица5.B2" office:value-type="string">
            <text:p text:style-name="P5">Я на странице «<text:span text:style-name="T3">Candidates</text:span>»</text:p>
            <text:p text:style-name="P5">И выполнен сценарий 1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4">Я выбираю вакансию в выпадающем списке <text:span text:style-name="T3">«Open vacancies»</text:span></text:p>
            <text:p text:style-name="P4">И выбираю чекбоксы напротив кандидатов </text:p>
            <text:p text:style-name="P4">И нажимаю кнопку <text:span text:style-name="T3">«Add to vacancy»</text:span>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Выбранные кандидаты прикрепляются к выбранной вакансии 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cenario </text:p>
          </table:table-cell>
          <table:table-cell table:style-name="Таблица6.B1" office:value-type="float" office:value="4">
            <text:p text:style-name="P7">4</text:p>
          </table:table-cell>
        </table:table-row>
        <table:table-row>
          <table:table-cell table:style-name="Таблица6.A2" office:value-type="string">
            <text:p text:style-name="P3">Name</text:p>
          </table:table-cell>
          <table:table-cell table:style-name="Таблица6.B2" office:value-type="string">
            <text:p text:style-name="P3">Edit candidate</text:p>
          </table:table-cell>
        </table:table-row>
        <table:table-row>
          <table:table-cell table:style-name="Таблица6.A2" office:value-type="string">
            <text:p text:style-name="P2"><text:span text:style-name="T2">Given</text:span> </text:p>
          </table:table-cell>
          <table:table-cell table:style-name="Таблица6.B2" office:value-type="string">
            <text:p text:style-name="P5">Я на странице «<text:span text:style-name="T3">Candidates</text:span>»</text:p>
            <text:p text:style-name="P5">И выполнен сценарий 1</text:p>
          </table:table-cell>
        </table:table-row>
        <table:table-row>
          <table:table-cell table:style-name="Таблица6.A2" office:value-type="string">
            <text:p text:style-name="P3">When</text:p>
          </table:table-cell>
          <table:table-cell table:style-name="Таблица6.B2" office:value-type="string">
            <text:p text:style-name="P4">Я выбираю чекбокс напротив конкретного кандидата </text:p>
            <text:p text:style-name="P4">И нажимаю кнопку <text:span text:style-name="T3">«Edit candidate»</text:span></text:p>
          </table:table-cell>
        </table:table-row>
        <table:table-row>
          <table:table-cell table:style-name="Таблица6.A2" office:value-type="string">
            <text:p text:style-name="P3">Then </text:p>
          </table:table-cell>
          <table:table-cell table:style-name="Таблица6.B2" office:value-type="string">
            <text:p text:style-name="P4">Открывается страница редактирования профиля кандидата </text:p>
            <text:p text:style-name="P4">// аналогична форме создания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float" office:value="5">
            <text:p text:style-name="P7">5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Add candidate from outer source to the inner base</text:p>
          </table:table-cell>
        </table:table-row>
        <table:table-row>
          <table:table-cell table:style-name="Таблица7.A2" office:value-type="string">
            <text:p text:style-name="P2"><text:span text:style-name="T2">Given</text:span> </text:p>
          </table:table-cell>
          <table:table-cell table:style-name="Таблица7.B2" office:value-type="string">
            <text:p text:style-name="P5">Я на странице «<text:span text:style-name="T3">Candidates</text:span>»</text:p>
            <text:p text:style-name="P5">И выполнен сценарий 2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4">Я нажимаю кнопку <text:span text:style-name="T3">«Add candidate» </text:span>напротив кандидата из внешних источников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4">Открывается страница создания нового кандидата</text:p>
            <text:p text:style-name="P4">И поля информации кандидата заполнены 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Scenario </text:p>
          </table:table-cell>
          <table:table-cell table:style-name="Таблица8.B1" office:value-type="float" office:value="6">
            <text:p text:style-name="P7">6</text:p>
          </table:table-cell>
        </table:table-row>
        <table:table-row>
          <table:table-cell table:style-name="Таблица8.A2" office:value-type="string">
            <text:p text:style-name="P3">Name</text:p>
          </table:table-cell>
          <table:table-cell table:style-name="Таблица8.B2" office:value-type="string">
            <text:p text:style-name="P3">Candidates table: rows on page</text:p>
          </table:table-cell>
        </table:table-row>
        <table:table-row>
          <table:table-cell table:style-name="Таблица8.A2" office:value-type="string">
            <text:p text:style-name="P2"><text:span text:style-name="T2">Given</text:span> </text:p>
          </table:table-cell>
          <table:table-cell table:style-name="Таблица8.B2" office:value-type="string">
            <text:p text:style-name="P5">Я на странице «<text:span text:style-name="T3">Candidates</text:span>»</text:p>
            <text:p text:style-name="P5">И выполнен сценарий 1</text:p>
          </table:table-cell>
        </table:table-row>
        <table:table-row>
          <table:table-cell table:style-name="Таблица8.A2" office:value-type="string">
            <text:p text:style-name="P3">When</text:p>
          </table:table-cell>
          <table:table-cell table:style-name="Таблица8.B2" office:value-type="string">
            <text:p text:style-name="P4">Я выбираю количество строк таблицы в выпадающем списке <text:span text:style-name="T3">«Rows on page»</text:span></text:p>
          </table:table-cell>
        </table:table-row>
        <table:table-row>
          <table:table-cell table:style-name="Таблица8.A2" office:value-type="string">
            <text:p text:style-name="P3">Then </text:p>
          </table:table-cell>
          <table:table-cell table:style-name="Таблица8.B2" office:value-type="string">
            <text:p text:style-name="P4">В таблице отображается указанное количество строк </text:p>
          </table:table-cell>
        </table:table-row>
      </table:table>
      <text:p text:style-name="Standard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">Scenario </text:p>
          </table:table-cell>
          <table:table-cell table:style-name="Таблица24.B1" office:value-type="float" office:value="7">
            <text:p text:style-name="P7">7</text:p>
          </table:table-cell>
        </table:table-row>
        <table:table-row>
          <table:table-cell table:style-name="Таблица24.A2" office:value-type="string">
            <text:p text:style-name="P3">Name</text:p>
          </table:table-cell>
          <table:table-cell table:style-name="Таблица24.B2" office:value-type="string">
            <text:p text:style-name="P3">Candidates table: delete <text:span text:style-name="T1">(</text:span>deactivate<text:span text:style-name="T1">)</text:span> candidate</text:p>
          </table:table-cell>
        </table:table-row>
        <table:table-row>
          <table:table-cell table:style-name="Таблица24.A2" office:value-type="string">
            <text:p text:style-name="P2"><text:span text:style-name="T2">Given</text:span> </text:p>
          </table:table-cell>
          <table:table-cell table:style-name="Таблица24.B2" office:value-type="string">
            <text:p text:style-name="P5">Я на странице «<text:span text:style-name="T3">Candidates</text:span>»</text:p>
            <text:p text:style-name="P5"><text:soft-page-break/>И выполнен сценарий 1</text:p>
          </table:table-cell>
        </table:table-row>
        <table:table-row>
          <table:table-cell table:style-name="Таблица24.A2" office:value-type="string">
            <text:p text:style-name="P3">When</text:p>
          </table:table-cell>
          <table:table-cell table:style-name="Таблица24.B2" office:value-type="string">
            <text:p text:style-name="P4">Я нажимаю на кнопку <text:span text:style-name="T3">«Delete candidate» </text:span>напротив существующего кандидата</text:p>
          </table:table-cell>
        </table:table-row>
        <table:table-row>
          <table:table-cell table:style-name="Таблица24.A2" office:value-type="string">
            <text:p text:style-name="P3">Then </text:p>
          </table:table-cell>
          <table:table-cell table:style-name="Таблица24.B2" office:value-type="string">
            <text:p text:style-name="P4">Открывается диалоговое окно с запросом <text:span text:style-name="T3">«Delete this candidate?»</text:span></text:p>
          </table:table-cell>
        </table:table-row>
      </table:table>
      <text:p text:style-name="Standard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">Scenario </text:p>
          </table:table-cell>
          <table:table-cell table:style-name="Таблица25.B1" office:value-type="float" office:value="7.1">
            <text:p text:style-name="P3">7.1</text:p>
          </table:table-cell>
        </table:table-row>
        <table:table-row>
          <table:table-cell table:style-name="Таблица25.A2" office:value-type="string">
            <text:p text:style-name="P3">Name</text:p>
          </table:table-cell>
          <table:table-cell table:style-name="Таблица25.B2" office:value-type="string">
            <text:p text:style-name="P3">Candidates table: delete candidate apply</text:p>
          </table:table-cell>
        </table:table-row>
        <table:table-row>
          <table:table-cell table:style-name="Таблица25.A2" office:value-type="string">
            <text:p text:style-name="P2"><text:span text:style-name="T2">Given</text:span> </text:p>
          </table:table-cell>
          <table:table-cell table:style-name="Таблица25.B2" office:value-type="string">
            <text:p text:style-name="P5">Я на странице «<text:span text:style-name="T3">Candidates</text:span>»</text:p>
            <text:p text:style-name="P5">И выполнен сценарий <text:span text:style-name="T3">7</text:span></text:p>
          </table:table-cell>
        </table:table-row>
        <table:table-row>
          <table:table-cell table:style-name="Таблица25.A2" office:value-type="string">
            <text:p text:style-name="P3">When</text:p>
          </table:table-cell>
          <table:table-cell table:style-name="Таблица25.B2" office:value-type="string">
            <text:p text:style-name="P4">Я нажимаю на кнопку <text:span text:style-name="T3">«OK» </text:span>в диалоговом окне</text:p>
          </table:table-cell>
        </table:table-row>
        <table:table-row>
          <table:table-cell table:style-name="Таблица25.A2" office:value-type="string">
            <text:p text:style-name="P3">Then </text:p>
          </table:table-cell>
          <table:table-cell table:style-name="Таблица25.B2" office:value-type="string">
            <text:p text:style-name="P4">Кандидат удален <text:span text:style-name="T3">(</text:span>деактивирован<text:span text:style-name="T3">)</text:span> из базы <text:line-break/>И таблица кандидатов обновлена </text:p>
          </table:table-cell>
        </table:table-row>
      </table:table>
      <text:p text:style-name="Standard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">Scenario </text:p>
          </table:table-cell>
          <table:table-cell table:style-name="Таблица26.B1" office:value-type="string">
            <text:p text:style-name="P3">7.<text:span text:style-name="T1">2</text:span></text:p>
          </table:table-cell>
        </table:table-row>
        <table:table-row>
          <table:table-cell table:style-name="Таблица26.A2" office:value-type="string">
            <text:p text:style-name="P3">Name</text:p>
          </table:table-cell>
          <table:table-cell table:style-name="Таблица26.B2" office:value-type="string">
            <text:p text:style-name="P3">Candidates table: delete candidate cancel</text:p>
          </table:table-cell>
        </table:table-row>
        <table:table-row>
          <table:table-cell table:style-name="Таблица26.A2" office:value-type="string">
            <text:p text:style-name="P2"><text:span text:style-name="T2">Given</text:span> </text:p>
          </table:table-cell>
          <table:table-cell table:style-name="Таблица26.B2" office:value-type="string">
            <text:p text:style-name="P5">Я на странице «<text:span text:style-name="T3">Candidates</text:span>»</text:p>
            <text:p text:style-name="P5">И выполнен сценарий <text:span text:style-name="T3">7</text:span></text:p>
          </table:table-cell>
        </table:table-row>
        <table:table-row>
          <table:table-cell table:style-name="Таблица26.A2" office:value-type="string">
            <text:p text:style-name="P3">When</text:p>
          </table:table-cell>
          <table:table-cell table:style-name="Таблица26.B2" office:value-type="string">
            <text:p text:style-name="P4">Я нажимаю на кнопку <text:span text:style-name="T3">«Cancel» </text:span>в диалоговом окне</text:p>
          </table:table-cell>
        </table:table-row>
        <table:table-row>
          <table:table-cell table:style-name="Таблица26.A2" office:value-type="string">
            <text:p text:style-name="P3">Then </text:p>
          </table:table-cell>
          <table:table-cell table:style-name="Таблица26.B2" office:value-type="string">
            <text:p text:style-name="P4">Кандидат остается в баз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0M5S</meta:editing-duration>
    <meta:editing-cycles>14</meta:editing-cycles>
    <meta:generator>OpenOffice/4.1.2$Win32 OpenOffice.org_project/412m3$Build-9782</meta:generator>
    <dc:date>2016-04-11T16:37:58.96</dc:date>
    <dc:creator>Юлия Сидорук</dc:creator>
    <meta:document-statistic meta:table-count="26" meta:image-count="0" meta:object-count="0" meta:page-count="7" meta:paragraph-count="360" meta:word-count="1597" meta:character-count="10724"/>
    <meta:user-defined meta:name="Info 1"/>
    <meta:user-defined meta:name="Info 2"/>
    <meta:user-defined meta:name="Info 3"/>
    <meta:user-defined meta:name="Info 4"/>
  </office:meta>
</office:document-meta>
</file>